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draw:auto-grow-height="true" fo:min-height="2.63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7.612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11.356cm" loext:decorative="false"/>
      <style:paragraph-properties style:writing-mode="lr-tb"/>
    </style:style>
    <style:style style:name="pr5" style:family="presentation" style:parent-style-name="Default-outline1">
      <style:graphic-properties fo:min-height="12.039cm" loext:decorative="false"/>
      <style:paragraph-properties style:writing-mode="lr-tb"/>
    </style:style>
    <style:style style:name="pr6" style:family="presentation" style:parent-style-name="Default-outline1">
      <style:graphic-properties fo:min-height="10.958cm" loext:decorative="false"/>
      <style:paragraph-properties style:writing-mode="lr-tb"/>
    </style:style>
    <style:style style:name="pr7" style:family="presentation" style:parent-style-name="Default-outline1">
      <style:graphic-properties draw:auto-grow-height="true" fo:min-height="8.892cm" loext:decorative="false"/>
      <style:paragraph-properties style:writing-mode="lr-tb"/>
    </style:style>
    <style:style style:name="pr8" style:family="presentation" style:parent-style-name="Default-outline1">
      <style:graphic-properties draw:auto-grow-height="true" fo:min-height="8.706cm" loext:decorative="false"/>
      <style:paragraph-properties style:writing-mode="lr-tb"/>
    </style:style>
    <style:style style:name="pr9" style:family="presentation" style:parent-style-name="Default-outline1">
      <style:graphic-properties draw:auto-grow-height="true" fo:min-height="8.903cm" loext:decorative="false"/>
      <style:paragraph-properties style:writing-mode="lr-tb"/>
    </style:style>
    <style:style style:name="pr10" style:family="presentation" style:parent-style-name="Default-outline1">
      <style:graphic-properties fo:min-height="11.522cm" loext:decorative="false"/>
      <style:paragraph-properties style:writing-mode="lr-tb"/>
    </style:style>
    <style:style style:name="pr11" style:family="presentation" style:parent-style-name="Default-outline1">
      <style:graphic-properties draw:auto-grow-height="true" fo:min-height="12.159cm" loext:decorative="false"/>
      <style:paragraph-properties style:writing-mode="lr-tb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T1" style:family="text">
      <style:text-properties fo:font-size="2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Courier New"/>
    </style:style>
    <style:style style:name="T4" style:family="text">
      <style:text-properties style:font-name="Courier New" fo:font-size="20pt" style:font-size-asian="20pt" style:font-size-complex="20pt"/>
    </style:style>
    <style:style style:name="T5" style:family="text">
      <style:text-properties style:font-name="Arial1" fo:font-size="24pt" style:font-size-asian="24pt" style:font-size-complex="24pt"/>
    </style:style>
    <style:style style:name="T6" style:family="text">
      <style:text-properties style:font-name="Arial1" fo:font-size="21pt" style:font-size-asian="21pt" style:font-size-complex="21pt"/>
    </style:style>
    <style:style style:name="T7" style:family="text">
      <style:text-properties style:font-name="Arial1" fo:font-size="18pt" style:font-size-asian="18pt" style:font-size-complex="18pt"/>
    </style:style>
    <style:style style:name="T8" style:family="text">
      <style:text-properties style:font-name="Arial1"/>
    </style:style>
    <style:style style:name="T9" style:family="text">
      <style:text-properties style:font-name="Arial1" fo:font-style="italic" style:font-style-asian="italic" style:font-style-complex="italic"/>
    </style:style>
    <style:style style:name="T10" style:family="text">
      <style:text-properties style:font-name="Courier New" fo:font-size="24pt" style:font-size-asian="24pt" style:font-size-complex="24pt"/>
    </style:style>
    <style:style style:name="T11" style:family="text">
      <style:text-properties style:font-name="Courier New" fo:font-size="21pt" style:font-size-asian="21pt" style:font-size-complex="2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3cm" svg:x="1.4cm" svg:y="0.627cm" presentation:class="title">
          <draw:text-box>
            <text:p>Hello, Scala</text:p>
          </draw:text-box>
        </draw:frame>
        <draw:frame presentation:style-name="pr2" draw:text-style-name="P1" draw:layer="layout" svg:width="25.199cm" svg:height="7.612cm" svg:x="1.4cm" svg:y="3.685cm" presentation:class="subtitle">
          <draw:text-box>
            <text:p><text:span text:style-name="T1">Peter C. Chapin</text:span></text:p>
            <text:p><text:span text:style-name="T1">CIS-3030, Vermont Technical Colle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Scala in the Labs</text:p>
          </draw:text-box>
        </draw:frame>
        <draw:frame presentation:style-name="pr4" draw:layer="layout" svg:width="25.199cm" svg:height="11.356cm" svg:x="1.4cm" svg:y="3.685cm" presentation:class="outline" presentation:user-transformed="true">
          <draw:text-box>
            <text:list text:style-name="L2">
              <text:list-item>
                <text:p>Scala is on the lab machines.</text:p>
                <text:list>
                  <text:list-item>
                    <text:p>You do not <text:span text:style-name="T2">need </text:span>to install it on your own machine.</text:p>
                  </text:list-item>
                  <text:list-item>
                    <text:p>Instructions for doing so are on the web site</text:p>
                  </text:list-item>
                </text:list>
              </text:list-item>
              <text:list-item>
                <text:p>Two development environments:</text:p>
                <text:list>
                  <text:list-item>
                    <text:p>Command line</text:p>
                    <text:list>
                      <text:list-item>
                        <text:p>Edit your programs with a text editor.</text:p>
                      </text:list-item>
                      <text:list-item>
                        <text:p>Type commands at a command prompt to compile and run your programs.</text:p>
                      </text:list-item>
                    </text:list>
                  </text:list-item>
                  <text:list-item>
                    <text:p>ScalaIDE (IntelliJ and NetBeans plugins also)</text:p>
                    <text:list>
                      <text:list-item>
                        <text:p>Edit and run your programs inside the IDE.</text:p>
                      </text:list-item>
                      <text:list-item>
                        <text:p>Looks spiffy. Has nice features. Not strictly necessary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"Hello, World" Scala Style</text:p>
          </draw:text-box>
        </draw:frame>
        <draw:frame presentation:style-name="pr5" draw:layer="layout" svg:width="25.199cm" svg:height="12.039cm" svg:x="1.4cm" svg:y="3.685cm" presentation:class="outline" presentation:user-transformed="true">
          <draw:text-box>
            <text:list text:style-name="L2">
              <text:list-item>
                <text:p>Put this complete program in a file named <text:span text:style-name="T3">Hello.scala</text:span>.</text:p>
                <text:list>
                  <text:list-item>
                    <text:p><text:span text:style-name="T4">object Hello {</text:span><text:span text:style-name="T4"><text:line-break/></text:span><text:span text:style-name="T4"> <text:s/>def main(args: Array[String]): Unit = {</text:span><text:span text:style-name="T4"><text:line-break/></text:span><text:span text:style-name="T4"> <text:s text:c="3"/>println("Hello, World!")</text:span><text:span text:style-name="T4"><text:line-break/></text:span><text:span text:style-name="T4"> <text:s/>}</text:span><text:span text:style-name="T4"><text:line-break/></text:span><text:span text:style-name="T4">}</text:span></text:p>
                  </text:list-item>
                </text:list>
              </text:list-item>
              <text:list-item>
                <text:p><text:span text:style-name="T5">Notice...</text:span></text:p>
                <text:list>
                  <text:list-item>
                    <text:p><text:span text:style-name="T6">File name agrees with the name of the top level entity in the file.</text:span></text:p>
                    <text:list>
                      <text:list-item>
                        <text:p><text:span text:style-name="T7">Scala does not require this, but is makes certain things easier so you should do it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Compiling, Command Line Style</text:p>
          </draw:text-box>
        </draw:frame>
        <draw:frame presentation:style-name="pr6" draw:layer="layout" svg:width="25.199cm" svg:height="10.958cm" svg:x="1.4cm" svg:y="3.685cm" presentation:class="outline" presentation:user-transformed="true">
          <draw:text-box>
            <text:list text:style-name="L2">
              <text:list-item>
                <text:p>Open a command prompt...</text:p>
                <text:list>
                  <text:list-item>
                    <text:p>Change to the folder were you stored the program.</text:p>
                  </text:list-item>
                  <text:list-item>
                    <text:p>Execute the command:</text:p>
                    <text:list>
                      <text:list-item>
                        <text:p><text:span text:style-name="T3">scalac Hello.scala</text:span></text:p>
                      </text:list-item>
                      <text:list-item>
                        <text:p><text:span text:style-name="T8">The </text:span><text:span text:style-name="T3">scalac</text:span><text:span text:style-name="T8"> command is the Scala compiler.</text:span></text:p>
                      </text:list-item>
                    </text:list>
                  </text:list-item>
                  <text:list-item>
                    <text:p><text:span text:style-name="T8">This generates the file </text:span><text:span text:style-name="T3">Hello.class</text:span><text:span text:style-name="T8">.</text:span></text:p>
                    <text:list>
                      <text:list-item>
                        <text:p><text:span text:style-name="T8">An ordinary Java class file that can be run in the Java virtual machine. Alas, </text:span><text:span text:style-name="T3">java Hello</text:span><text:span text:style-name="T8"> produces an error. The Scala program requires additional libraries.</text:span></text:p>
                      </text:list-item>
                    </text:list>
                  </text:list-item>
                  <text:list-item>
                    <text:p><text:span text:style-name="T8">Run the program like this:</text:span></text:p>
                    <text:list>
                      <text:list-item>
                        <text:p><text:span text:style-name="T3">scala Hell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Script Mode</text:p>
          </draw:text-box>
        </draw:frame>
        <draw:frame presentation:style-name="pr7" draw:layer="layout" svg:width="25.199cm" svg:height="8.892cm" svg:x="1.4cm" svg:y="3.685cm" presentation:class="outline">
          <draw:text-box>
            <text:list text:style-name="L2">
              <text:list-item>
                <text:p>You can use the <text:span text:style-name="T3">scala</text:span> command to execute source files directly.</text:p>
                <text:list>
                  <text:list-item>
                    <text:p>Must write the source files a little differently.</text:p>
                    <text:list>
                      <text:list-item>
                        <text:p><text:span text:style-name="T3">println("Hello, World")</text:span></text:p>
                      </text:list-item>
                      <text:list-item>
                        <text:p><text:span text:style-name="T8">That's it! </text:span><text:span text:style-name="T9">Just one line</text:span><text:span text:style-name="T8">.</text:span></text:p>
                      </text:list-item>
                    </text:list>
                  </text:list-item>
                  <text:list-item>
                    <text:p><text:span text:style-name="T8">Execute using:</text:span></text:p>
                    <text:list>
                      <text:list-item>
                        <text:p><text:span text:style-name="T3">scala Hello.scala</text:span></text:p>
                      </text:list-item>
                      <text:list-item>
                        <text:p><text:span text:style-name="T8">No need to compile it to a class file first. Note the use of the </text:span><text:span text:style-name="T3">.scala</text:span><text:span text:style-name="T8"> extension on the command line above (compare with previous slide)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Try This</text:p>
          </draw:text-box>
        </draw:frame>
        <draw:frame presentation:style-name="pr8" draw:layer="layout" svg:width="25.199cm" svg:height="8.706cm" svg:x="1.4cm" svg:y="3.685cm" presentation:class="outline">
          <draw:text-box>
            <text:list text:style-name="L2">
              <text:list-item>
                <text:p>If you run the original program as a script, nothing appears to happen.</text:p>
                <text:list>
                  <text:list-item>
                    <text:p>Program creates an object <text:span text:style-name="T3">Hello</text:span> but doesn't do anything with it.</text:p>
                  </text:list-item>
                  <text:list-item>
                    <text:p>Put this line at the bottom of the file:</text:p>
                    <text:list>
                      <text:list-item>
                        <text:p><text:span text:style-name="T3">Hello.main(Array("Ignore", "me"))</text:span></text:p>
                      </text:list-item>
                      <text:list-item>
                        <text:p><text:span text:style-name="T8">This invokes the </text:span><text:span text:style-name="T3">main</text:span><text:span text:style-name="T8"> method on the </text:span><text:span text:style-name="T3">Hello</text:span><text:span text:style-name="T8"> object and causes something to happen.</text:span></text:p>
                      </text:list-item>
                      <text:list-item>
                        <text:p><text:span text:style-name="T8">The compiler does this automatically (it invokes the </text:span><text:span text:style-name="T3">main</text:span><text:span text:style-name="T8"> method on the object used as the program's entry point)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Scripts</text:p>
          </draw:text-box>
        </draw:frame>
        <draw:frame presentation:style-name="pr9" draw:layer="layout" svg:width="25.199cm" svg:height="8.903cm" svg:x="1.4cm" svg:y="3.685cm" presentation:class="outline">
          <draw:text-box>
            <text:list text:style-name="L2">
              <text:list-item>
                <text:p>Scripts allow you to...</text:p>
                <text:list>
                  <text:list-item>
                    <text:p>Do interesting things easily.</text:p>
                    <text:list>
                      <text:list-item>
                        <text:p>No need to write a lot of boilerplate code.</text:p>
                      </text:list-item>
                      <text:list-item>
                        <text:p>Just start typing your algorithm.</text:p>
                      </text:list-item>
                    </text:list>
                  </text:list-item>
                </text:list>
              </text:list-item>
              <text:list-item>
                <text:p>Compiled code allows you to...</text:p>
                <text:list>
                  <text:list-item>
                    <text:p>Build reusable libraries.</text:p>
                  </text:list-item>
                </text:list>
              </text:list-item>
              <text:list-item>
                <text:p>Both approaches...</text:p>
                <text:list>
                  <text:list-item>
                    <text:p>Benefit from Scala's static type check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Scala Interactive</text:p>
          </draw:text-box>
        </draw:frame>
        <draw:frame presentation:style-name="pr10" draw:layer="layout" svg:width="25.199cm" svg:height="11.522cm" svg:x="1.4cm" svg:y="3.685cm" presentation:class="outline" presentation:user-transformed="true">
          <draw:text-box>
            <text:list text:style-name="L2">
              <text:list-item>
                <text:p>Scala comes with a REPL</text:p>
                <text:list>
                  <text:list-item>
                    <text:p>"Read-Evaluate-Print-Loop"</text:p>
                  </text:list-item>
                  <text:list-item>
                    <text:p>Reads an expression interactively, evaluates it, prints the results, and loops back for the next expression.</text:p>
                  </text:list-item>
                </text:list>
              </text:list-item>
              <text:list-item>
                <text:p>Great for experimenting with the language.</text:p>
              </text:list-item>
              <text:list-item>
                <text:p>Run the command <text:span text:style-name="T3">scala</text:span> without arguments.</text:p>
                <text:list>
                  <text:list-item>
                    <text:p><text:span text:style-name="T3">scala&gt; 1 + 1</text:span><text:span text:style-name="T3"><text:line-break/></text:span><text:span text:style-name="T3">res0: Int = 2</text:span></text:p>
                  </text:list-item>
                  <text:list-item>
                    <text:p><text:span text:style-name="T8">Scala computed 1 + 1 and inferred the type of the result as </text:span><text:span text:style-name="T3">Int</text:span><text:span text:style-name="T8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More Interactive</text:p>
          </draw:text-box>
        </draw:frame>
        <draw:frame presentation:style-name="pr11" draw:layer="layout" svg:width="25.199cm" svg:height="12.159cm" svg:x="1.4cm" svg:y="3.685cm" presentation:class="outline">
          <draw:text-box>
            <text:list text:style-name="L2">
              <text:list-item>
                <text:p>The REPL is full powered.</text:p>
                <text:list>
                  <text:list-item>
                    <text:p>The entire language is at your disposal.</text:p>
                    <text:list>
                      <text:list-item>
                        <text:p>Although editing long code fragments is awkward.</text:p>
                      </text:list-item>
                    </text:list>
                  </text:list-item>
                  <text:list-item>
                    <text:p>All libraries are at your disposal as well...</text:p>
                    <text:list>
                      <text:list-item>
                        <text:p>Including the Java libraries.</text:p>
                      </text:list-item>
                      <text:list-item>
                        <text:p><text:span text:style-name="T4">scala&gt; import javax.swing.JOptionPane</text:span><text:span text:style-name="T4"><text:line-break/></text:span><text:span text:style-name="T4">scala&gt; JOptionPane.showMessageDialog(null, "Hello")</text:span></text:p>
                      </text:list-item>
                      <text:list-item>
                        <text:p><text:span text:style-name="T5">This displays a simple message box!</text:span></text:p>
                      </text:list-item>
                    </text:list>
                  </text:list-item>
                </text:list>
              </text:list-item>
              <text:list-item>
                <text:p><text:span text:style-name="T5">Use </text:span><text:span text:style-name="T10">:quit</text:span><text:span text:style-name="T5"> to exit the REPL.</text:span></text:p>
                <text:list>
                  <text:list-item>
                    <text:p><text:span text:style-name="T6">Use </text:span><text:span text:style-name="T11">:help</text:span><text:span text:style-name="T6"> to get for more hel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7.338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09-04-16T11:32:32.86</meta:creation-date>
    <meta:editing-duration>PT1H10M7S</meta:editing-duration>
    <meta:editing-cycles>12</meta:editing-cycles>
    <meta:generator>LibreOffice/24.8.4.2$Windows_X86_64 LibreOffice_project/bb3cfa12c7b1bf994ecc5649a80400d06cd71002</meta:generator>
    <dc:date>2025-01-25T14:48:48.680000000</dc:date>
    <dc:creator>Peter Chapin</dc:creator>
    <meta:document-statistic meta:object-count="57"/>
  </office:meta>
</office:document-meta>
</file>